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2BC000001D5F048AC509F0D1A71.jpg" manifest:media-type="image/jpe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4.005cm" style:use-optimal-column-width="false"/>
    </style:style>
    <style:style style:name="co2" style:family="table-column">
      <style:table-column-properties style:column-width="4.431cm" style:use-optimal-column-width="false"/>
    </style:style>
    <style:style style:name="co3" style:family="table-column">
      <style:table-column-properties style:column-width="17.371cm" style:use-optimal-column-width="false"/>
    </style:style>
    <style:style style:name="co4" style:family="table-column">
      <style:table-column-properties style:column-width="5.496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443cm"/>
    </style:style>
    <style:style style:name="ce1" style:family="table-cell">
      <loext:graphic-properties draw:fill="solid" draw:fill-color="#cfe2f3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ffff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3.23cm" svg:x="0.866cm" svg:y="2.068cm" presentation:class="title" presentation:user-transformed="true">
          <draw:text-box>
            <text:p text:style-name="P1"><text:span text:style-name="T1">Hey Team!</text:span></text:p>
          </draw:text-box>
        </draw:frame>
        <draw:frame draw:name="Google Shape;55;p13" presentation:style-name="pr2" draw:text-style-name="P3" draw:layer="layout" svg:width="23.667cm" svg:height="3.703cm" svg:x="1.078cm" svg:y="6.167cm" presentation:class="subtitle" presentation:user-transformed="true">
          <draw:text-box>
            <text:p text:style-name="P1"><text:span text:style-name="T2">To prepare your Milestone Review, copy the set of four slides that follow this slide, paste them to the end of this deck, and personalize them.</text:span></text:p>
          </draw:text-box>
        </draw:frame>
        <draw:custom-shape draw:name="Google Shape;56;p13" draw:style-name="gr1" draw:text-style-name="P5" draw:layer="layout" svg:width="17.993cm" svg:height="1.278cm" svg:x="3.632cm" svg:y="10.941cm">
          <text:p text:style-name="P4"><text:span text:style-name="T3">⚠️ </text:span><text:span text:style-name="T4">Don’t write over your classmates’ slides or they’ll put tacks on your chair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4de2cac493_0_5:notes" draw:style-name="gr2" draw:layer="layout" svg:width="16.932cm" svg:height="9.524cm" svg:x="1.059cm" svg:y="1.905cm" draw:page-number="1" presentation:class="page"/>
          <draw:frame draw:name="Google Shape;52;g4de2cac493_0_5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61;p14" presentation:style-name="pr1" draw:text-style-name="P2" draw:layer="layout" svg:width="23.667cm" svg:height="5.701cm" svg:x="0.866cm" svg:y="0.816cm" presentation:class="title" presentation:user-transformed="true">
          <draw:text-box>
            <text:p text:style-name="P1"><text:span text:style-name="T5">Ember Information Technology Environment</text:span></text:p>
          </draw:text-box>
        </draw:frame>
        <draw:frame draw:name="Google Shape;62;p14" presentation:style-name="pr2" draw:text-style-name="P3" draw:layer="layout" svg:width="23.667cm" svg:height="2.201cm" svg:x="0.866cm" svg:y="11.342cm" presentation:class="subtitle" presentation:user-transformed="true">
          <draw:text-box>
            <text:p text:style-name="P1"><text:span text:style-name="T6">Your Name</text:span></text:p>
          </draw:text-box>
        </draw:frame>
        <draw:frame draw:name="Google Shape;63;p14" presentation:style-name="pr2" draw:text-style-name="P3" draw:layer="layout" svg:width="23.667cm" svg:height="2.201cm" svg:x="0.866cm" svg:y="6.043cm" presentation:class="subtitle" presentation:user-transformed="true">
          <draw:text-box>
            <text:p text:style-name="P1"><text:span text:style-name="T7">Project Short Title</text:span></text:p>
          </draw:text-box>
        </draw:frame>
        <presentation:notes draw:style-name="dp2">
          <draw:page-thumbnail draw:name="Google Shape;58;g4dc81759e4_0_0:notes" draw:style-name="gr2" draw:layer="layout" svg:width="16.932cm" svg:height="9.524cm" svg:x="1.059cm" svg:y="1.905cm" draw:page-number="2" presentation:class="page"/>
          <draw:frame draw:name="Google Shape;59;g4dc81759e4_0_0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us Update on Current Milestone" draw:style-name="dp1" draw:master-page-name="TITLE_5f_AND_5f_BODY" presentation:presentation-page-layout-name="AL2T1">
        <draw:frame draw:name="Google Shape;68;p15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8">Status Update on Current Milestone</text:span></text:p>
          </draw:text-box>
        </draw:frame>
        <draw:frame draw:name="Google Shape;69;p15" draw:style-name="standard" draw:layer="layout" svg:width="22.866cm" svg:height="12.605cm" svg:x="1.138cm" svg:y="3.321cm">
          <table:table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4"><text:span text:style-name="T9">Goal/Task</text:span></text:p>
              </table:table-cell>
              <table:table-cell>
                <text:p text:style-name="P4"><text:span text:style-name="T9">Estimated Time</text:span></text:p>
              </table:table-cell>
              <table:table-cell>
                <text:p text:style-name="P4"><text:span text:style-name="T9">Status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65;g4dc81759e4_0_5:notes" draw:style-name="gr2" draw:layer="layout" svg:width="16.932cm" svg:height="9.524cm" svg:x="1.059cm" svg:y="1.905cm" draw:page-number="3" presentation:class="page"/>
          <draw:frame draw:name="Google Shape;66;g4dc81759e4_0_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1.587cm" svg:y="3.174cm">
          <dc:creator>Sofian Audry</dc:creator>
          <dc:date>2019-01-30T23:59:15.674000000</dc:date>
          <text:p>Here indicate the current status of the task. We need to know at least if it's completed, in progress, postponed, abandoned, or if you are late. It can also show a degree of completion (eg. 30%, 100%).</text:p>
        </officeooo:annotation>
        <officeooo:annotation svg:x="26.977cm" svg:y="0cm">
          <dc:creator>Sofian Audry</dc:creator>
          <dc:date>2019-01-31T00:00:07.590000000</dc:date>
          <text:p>You are free to add other information that could help us (and yourself!) understand your progress.</text:p>
        </officeooo:annotation>
        <officeooo:annotation svg:x="1.587cm" svg:y="3.174cm">
          <dc:creator>Sofian Audry</dc:creator>
          <dc:date>2019-01-30T23:57:22.944000000</dc:date>
          <text:p>This can be copied from your last milestone review. You could also indicate how much time you *actually* spent on each task eg. "10h / 20h" meaning "I spent only 10h out of the 20h that were planned"; or "3d / 1d" meaning "I spent three days when I thought it would only take me one"</text:p>
        </officeooo:annotation>
      </draw:page>
      <draw:page draw:name="Objectives for Next Milestone" draw:style-name="dp1" draw:master-page-name="TITLE_5f_AND_5f_BODY" presentation:presentation-page-layout-name="AL2T1">
        <draw:frame draw:name="Google Shape;74;p1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8">Objectives for Next Milestone</text:span></text:p>
          </draw:text-box>
        </draw:frame>
        <draw:frame draw:name="Google Shape;75;p16" draw:style-name="standard" draw:layer="layout" svg:width="22.866cm" svg:height="12.605cm" svg:x="1.138cm" svg:y="3.321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9">Goal/Task</text:span></text:p>
              </table:table-cell>
              <table:table-cell>
                <text:p text:style-name="P4"><text:span text:style-name="T9">Estimated Time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71;g4dc81759e4_0_10:notes" draw:style-name="gr2" draw:layer="layout" svg:width="16.932cm" svg:height="9.524cm" svg:x="1.059cm" svg:y="1.905cm" draw:page-number="4" presentation:class="page"/>
          <draw:frame draw:name="Google Shape;72;g4dc81759e4_0_1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7cm" svg:y="0cm">
          <dc:creator>Sofian Audry</dc:creator>
          <dc:date>2019-01-31T00:03:42.053000000</dc:date>
          <text:p>You can add more information, such as deadlines and priorities (eg. high, medium, low priorities).</text:p>
          <text:p/>
          <text:p>You can also add a "Grand objective" for your milestone that summarizes your overall goal eg. "Complete a running version of my website".</text:p>
        </officeooo:annotation>
        <officeooo:annotation svg:x="1.587cm" svg:y="3.174cm">
          <dc:creator>Sofian Audry</dc:creator>
          <dc:date>2019-01-31T00:01:18.323000000</dc:date>
          <text:p>The number of hours or full time days that you plan on investing on each goal *between now and the next milestone*. Make sure the sum of all hours/days is realistic.</text:p>
        </officeooo:annotation>
      </draw:page>
      <draw:page draw:name="Demo" draw:style-name="dp1" draw:master-page-name="TITLE_5f_AND_5f_BODY" presentation:presentation-page-layout-name="AL2T1">
        <draw:frame draw:name="Google Shape;80;p17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8">Demo</text:span></text:p>
          </draw:text-box>
        </draw:frame>
        <draw:frame draw:name="Google Shape;81;p17" presentation:style-name="pr8" draw:text-style-name="P8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77;g4dc81759e4_0_15:notes" draw:style-name="gr2" draw:layer="layout" svg:width="16.932cm" svg:height="9.524cm" svg:x="1.059cm" svg:y="1.905cm" draw:page-number="5" presentation:class="page"/>
          <draw:frame draw:name="Google Shape;78;g4dc81759e4_0_15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msFillBitmap_20_1" draw:display-name="msFillBitmap 1" xlink:href="Pictures/10000000000002BC000001D5F048AC509F0D1A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9-01-30T20:27:21.944625407</dc:date>
    <meta:editing-duration>PT4M6S</meta:editing-duration>
    <meta:editing-cycles>1</meta:editing-cycles>
    <meta:document-statistic meta:object-count="50"/>
  </office:meta>
</office:document-meta>
</file>